
<file path=META-INF/manifest.xml><?xml version="1.0" encoding="utf-8"?>
<manifest:manifest xmlns:manifest="urn:oasis:names:tc:opendocument:xmlns:manifest:1.0">
  <manifest:file-entry manifest:full-path="/" manifest:media-type="application/vnd.oasis.opendocument.graphics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fo="urn:oasis:names:tc:opendocument:xmlns:xsl-fo-compatible:1.0" xmlns:draw="urn:oasis:names:tc:opendocument:xmlns:drawing:1.0" xmlns:svg="urn:oasis:names:tc:opendocument:xmlns:svg-compatible:1.0" xmlns:style="urn:oasis:names:tc:opendocument:xmlns:style:1.0" xmlns:office="urn:oasis:names:tc:opendocument:xmlns:office:1.0">
  <office:automatic-styles>
    <style:page-layout style:name="PM1">
      <style:page-layout-properties fo:margin-bottom="0cm" fo:margin-left="0cm" fo:margin-right="0cm" fo:margin-top="0cm" fo:page-height="46.874996mm" fo:page-width="37.5mm" style:print-orientation="portrait"/>
    </style:page-layout>
    <style:style style:family="drawing-page" style:name="DP1">
      <style:drawing-page-properties draw:background-size="border" draw:fill="none"/>
    </style:style>
    <style:style style:family="paragraph" style:name="PG1">
      <style:paragraph-properties fo:text-align="center"/>
    </style:style>
    <style:style style:family="graphic" style:name="style-1">
      <style:graphic-properties draw:fill-color="#000000" draw:stroke="none" draw:unit="cm"/>
    </style:style>
    <style:style style:family="graphic" style:name="style-2">
      <style:graphic-properties draw:fill="solid" draw:fill-color="#224500" draw:opacity="100.0%" draw:stroke="none"/>
    </style:style>
    <style:style style:family="graphic" style:name="style-3">
      <style:graphic-properties draw:fill="gradient" draw:fill-gradient-name="gradient-1" draw:opacity="100.0%" draw:stroke="solid" svg:stroke-color="#224500" draw:stroke-linejoin="round" svg:stroke-opacity="100.0%" svg:stroke-width="0.5009302mm"/>
    </style:style>
    <style:style style:family="graphic" style:name="style-4">
      <style:graphic-properties draw:fill="none" draw:stroke="solid" svg:stroke-color="#224500" draw:stroke-linejoin="miter" svg:stroke-opacity="100.0%" svg:stroke-width="0.5009302mm"/>
    </style:style>
    <style:style style:family="graphic" style:name="style-5">
      <style:graphic-properties draw:fill="none" draw:stroke="solid" svg:stroke-color="#224500" draw:stroke-linejoin="miter" svg:stroke-opacity="100.0%" svg:stroke-width="0.5009302mm"/>
    </style:style>
    <style:style style:family="graphic" style:name="style-6">
      <style:graphic-properties draw:fill="none" draw:stroke="solid" svg:stroke-color="#224500" draw:stroke-linejoin="miter" svg:stroke-opacity="100.0%" svg:stroke-width="0.5009302mm"/>
    </style:style>
    <style:style style:family="graphic" style:name="style-7">
      <style:graphic-properties draw:fill="none" draw:stroke="solid" svg:stroke-color="#224500" draw:stroke-linejoin="miter" svg:stroke-opacity="100.0%" svg:stroke-width="0.5009302mm"/>
    </style:style>
    <style:style style:family="graphic" style:name="style-8">
      <style:graphic-properties draw:fill="none" draw:stroke="solid" svg:stroke-color="#224500" draw:stroke-linejoin="miter" svg:stroke-opacity="100.0%" svg:stroke-width="0.5009302mm"/>
    </style:style>
    <style:style style:family="graphic" style:name="style-9">
      <style:graphic-properties draw:fill="none" draw:stroke="solid" svg:stroke-color="#224500" draw:stroke-linejoin="miter" svg:stroke-opacity="100.0%" svg:stroke-width="0.5009302mm"/>
    </style:style>
    <style:style style:family="graphic" style:name="style-10">
      <style:graphic-properties draw:fill="none" draw:stroke="solid" svg:stroke-color="#224500" draw:stroke-linejoin="miter" svg:stroke-opacity="100.0%" svg:stroke-width="0.5009302mm"/>
    </style:style>
    <style:style style:family="graphic" style:name="style-11">
      <style:graphic-properties draw:fill="none" draw:stroke="solid" svg:stroke-color="#224500" draw:stroke-linejoin="miter" svg:stroke-opacity="100.0%" svg:stroke-width="0.5009302mm"/>
    </style:style>
    <style:style style:family="graphic" style:name="style-12">
      <style:graphic-properties draw:fill="none" draw:stroke="solid" svg:stroke-color="#224500" draw:stroke-linejoin="miter" svg:stroke-opacity="100.0%" svg:stroke-width="0.5009302mm"/>
    </style:style>
    <style:style style:family="graphic" style:name="style-13">
      <style:graphic-properties draw:fill="gradient" draw:fill-gradient-name="gradient-9" draw:opacity="17.77777671813965%" draw:opacity-name="gradient-10" draw:stroke="none"/>
    </style:style>
  </office:automatic-styles>
  <office:body>
    <office:drawing>
      <draw:page draw:master-page-name="Default" draw:name="page1" draw:style-name="DP1">
        <draw:g draw:id="svg2">
          <draw:g draw:id="layer1">
            <draw:g draw:id="g3509">
              <draw:path svg:d="M 0.0 1692.1013 C 21.778723 1613.1179 40.769066 1598.94 57.265762 1530.11 C 182.50381 1007.5686 164.00082 678.7882 130.29504 57.587097 C 73.03785 -55.67987 126.40905 26.370686 45.87437 65.548965 C 178.73216 669.2793 39.670223 1223.9103 0.0 1692.1013 z" svg:height="16.921013mm" draw:style-name="style-2" draw:transform="rotate(-2.044914005463995) translate(34.341415mm,42.050045mm)" svg:viewBox="0.0 0.0 155.2289 1692.1013" svg:width="1.552289mm"/>
              <draw:path svg:d="M 9.094947E-13 2935.091 C 3223.5078 2935.091 3397.1235 1033.5349 2273.4355 550.8142 C 1791.7256 -423.28387 9.094947E-13 -373.49323 9.094947E-13 2935.091 z" svg:height="29.35091mm" draw:style-name="style-3" draw:transform="rotate(-2.044914005463995) translate(35.914024mm,17.572336mm)" svg:viewBox="0.0 0.0 2901.407 2935.091" svg:width="29.01407mm"/>
              <draw:path svg:d="M 9.094947E-13 2384.2769 C 652.06104 1841.6917 1281.3105 1353.5056 2273.4355 -2.2737368E-13" svg:height="23.842768mm" draw:style-name="style-4" draw:transform="rotate(-2.044914005463995) translate(31.013453mm,15.057574mm)" svg:viewBox="0.0 0.0 2273.4355 2384.2769" svg:width="22.734354mm"/>
              <draw:path svg:d="M 1012.13824 389.3692 C 874.21857 216.64848 378.14297 -32.806587 0.0 3.572078" svg:height="3.893692mm" draw:style-name="style-5" draw:transform="rotate(-2.044914005463995) translate(21.81707mm,11.922266mm)" svg:viewBox="0.0 0.0 1012.13824 389.3692" svg:width="10.121383mm"/>
              <draw:path svg:d="M 1249.7603 511.77435 C 1070.6399 201.71623 322.38882 -51.117146 9.094947E-13 8.866065" svg:height="5.1177435mm" draw:style-name="style-6" draw:transform="rotate(-2.044914005463995) translate(26.20813mm,16.271261mm)" svg:viewBox="0.0 0.0 1249.7603 511.77435" svg:width="12.497602mm"/>
              <draw:path svg:d="M 1275.444 604.27454 C 934.8958 54.632812 472.77795 -43.575676 0.0 14.781133" svg:height="6.042745mm" draw:style-name="style-7" draw:transform="rotate(-2.044914005463995) translate(29.971785mm,22.865236mm)" svg:viewBox="0.0 0.0 1275.444 604.27454" svg:width="12.754439mm"/>
              <draw:path svg:d="M 681.8179 189.67755 C 575.9731 55.452972 217.65576 -37.16301 0.0 14.55408" svg:height="1.8967755mm" draw:style-name="style-8" draw:transform="rotate(-2.044914005463995) translate(16.775717mm,8.183526mm)" svg:viewBox="0.0 0.0 681.8179 189.67755" svg:width="6.8181787mm"/>
              <draw:path svg:d="M 0.0 0.0 C 184.15544 122.23332 455.71805 445.561 452.65756 825.4372" svg:height="8.254372mm" draw:style-name="style-9" draw:transform="rotate(-2.044914005463995) translate(13.7837715mm,19.301569mm)" svg:viewBox="0.0 0.0 452.68323 825.4372" svg:width="4.526832mm"/>
              <draw:path svg:d="M 0.0 0.0 C 324.57855 151.22548 717.3703 680.0412 685.905 1006.44946" svg:height="10.064494mm" draw:style-name="style-10" draw:transform="rotate(-2.044914005463995) translate(16.076075mm,25.362926mm)" svg:viewBox="0.0 0.0 687.6812 1006.44946" svg:width="6.8768125mm"/>
              <draw:path svg:d="M 0.0 -2.2737368E-13 C 577.40094 291.0099 709.816 597.2966 693.16583 1073.3708" svg:height="10.733708mm" draw:style-name="style-11" draw:transform="rotate(-2.044914005463995) translate(18.709152mm,31.800196mm)" svg:viewBox="0.0 0.0 694.513 1073.3708" svg:width="6.94513mm"/>
              <draw:path svg:d="M 0.0 1.9108971E-5 C 142.9938 93.65958 251.98953 337.12457 219.5685 558.47845" svg:height="5.5847845mm" draw:style-name="style-12" draw:transform="rotate(-2.044914005463995) translate(12.006653mm,13.499338mm)" svg:viewBox="0.0 0.0 225.31648 558.47845" svg:width="2.2531648mm"/>
              <draw:path svg:d="M 9.094947E-13 2935.091 C 3223.5078 2935.091 3397.1235 1033.5349 2273.4355 550.8142 C 1791.7256 -423.28418 9.094947E-13 -373.49323 9.094947E-13 2935.091 z" svg:height="29.35091mm" draw:style-name="style-13" draw:transform="rotate(-2.044914005463995) translate(35.914024mm,17.572336mm)" svg:viewBox="0.0 0.0 2901.407 2935.091" svg:width="29.01407mm"/>
            </draw:g>
          </draw:g>
        </draw:g>
      </draw:page>
    </office:drawing>
  </office:body>
</office:document-content>
</file>

<file path=styles.xml><?xml version="1.0" encoding="utf-8"?>
<office:document-styles xmlns:fo="urn:oasis:names:tc:opendocument:xmlns:xsl-fo-compatible:1.0" xmlns:draw="urn:oasis:names:tc:opendocument:xmlns:drawing:1.0" xmlns:style="urn:oasis:names:tc:opendocument:xmlns:style:1.0" xmlns:office="urn:oasis:names:tc:opendocument:xmlns:office:1.0">
  <office:styles>
    <draw:gradient draw:angle="2896" draw:border="1064.2994%" draw:display-name="gradient-1" draw:end-color="#3d7a04" draw:name="gradient-1" draw:start-color="#54a706" draw:style="axial"/>
    <draw:opacity draw:angle="1325" draw:border="128.90552%" draw:display-name="gradient-2" draw:end="0.0%" draw:name="gradient-2" draw:start="100.0%" draw:style="linear"/>
    <draw:opacity draw:angle="1243" draw:border="123.06295%" draw:display-name="gradient-3" draw:end="0.0%" draw:name="gradient-3" draw:start="100.0%" draw:style="linear"/>
    <draw:opacity draw:angle="1263" draw:border="132.83875%" draw:display-name="gradient-4" draw:end="0.0%" draw:name="gradient-4" draw:start="100.0%" draw:style="linear"/>
    <draw:opacity draw:angle="2751" draw:border="1158.234%" draw:display-name="gradient-5" draw:end="0.0%" draw:name="gradient-5" draw:start="100.0%" draw:style="linear"/>
    <draw:opacity draw:angle="2777" draw:border="7426.2744%" draw:display-name="gradient-6" draw:end="0.0%" draw:name="gradient-6" draw:start="100.0%" draw:style="linear"/>
    <draw:opacity draw:angle="2787" draw:border="1243.0559%" draw:display-name="gradient-7" draw:end="0.0%" draw:name="gradient-7" draw:start="100.0%" draw:style="linear"/>
    <draw:opacity draw:angle="2630" draw:border="-1714.7212%" draw:display-name="gradient-8" draw:end="0.0%" draw:name="gradient-8" draw:start="100.0%" draw:style="linear"/>
    <draw:gradient draw:angle="26" draw:border="0.3516306%" draw:display-name="gradient-9" draw:end-color="#eeeeec" draw:name="gradient-9" draw:start-color="#ffffff" draw:style="linear"/>
    <draw:opacity draw:angle="26" draw:border="0.3516306%" draw:display-name="gradient-10" draw:end="0.0%" draw:name="gradient-10" draw:start="100.0%" draw:style="linear"/>
  </office:styles>
  <office:automatic-styles>
    <style:style style:family="drawing-page" style:name="DP1">
      <style:drawing-page-properties draw:background-size="border" draw:fill="none"/>
    </style:style>
    <style:page-layout style:name="PM1">
      <style:page-layout-properties fo:margin-bottom="0cm" fo:margin-left="0cm" fo:margin-right="0cm" fo:margin-top="0cm" fo:page-height="46.874996mm" fo:page-width="37.5mm" style:print-orientation="portrait"/>
    </style:page-layout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draw:style-name="DP1" style:name="Default" style:page-layout-name="PM1"/>
  </office:master-styles>
</office:document-styles>
</file>